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Verdana" svg:font-family="Verdana, BlinkMacSystemFont, apple-system, 'segoe ui', Roboto, Oxygen, Ubuntu, Cantarell, 'open sans', 'helvetica neue', sans-serif"/>
    <style:font-face style:name="monospace" svg:font-family="monospace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language="ru" fo:country="RU" officeooo:rsid="001ac9e0" officeooo:paragraph-rsid="000875a9" style:font-size-asian="15pt" style:font-size-complex="15pt"/>
    </style:style>
    <style:style style:name="P2" style:family="paragraph" style:parent-style-name="Standard">
      <style:text-properties fo:font-style="italic" officeooo:paragraph-rsid="000875a9" style:font-style-asian="italic" style:font-style-complex="italic"/>
    </style:style>
    <style:style style:name="P3" style:family="paragraph" style:parent-style-name="Standard">
      <style:text-properties officeooo:paragraph-rsid="000875a9"/>
    </style:style>
    <style:style style:name="P4" style:family="paragraph" style:parent-style-name="Standard">
      <style:text-properties fo:font-size="13pt" fo:font-style="italic" officeooo:paragraph-rsid="000875a9" style:font-size-asian="13pt" style:font-style-asian="italic" style:font-size-complex="13pt" style:font-style-complex="italic"/>
    </style:style>
    <style:style style:name="T1" style:family="text">
      <style:text-properties fo:language="en" fo:country="US" officeooo:rsid="000ae09a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language="en" fo:country="US" officeooo:rsid="000ae09a"/>
    </style:style>
    <style:style style:name="T4" style:family="text">
      <style:text-properties style:font-name="Liberation Serif" fo:language="ru" fo:country="RU" officeooo:rsid="000ae09a"/>
    </style:style>
    <style:style style:name="T5" style:family="text">
      <style:text-properties style:font-name="Liberation Serif" officeooo:rsid="000ae0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машнее задание №<text:span text:style-name="T1">3</text:span> Плюскова Н.А.</text:p>
      <text:p text:style-name="P1"/>
      <text:p text:style-name="P4"><text:span text:style-name="T2">1. </text:span><text:span text:style-name="T4">В каких ситуациях используются контейнеры типа множества и отображения?</text:span></text:p>
      <text:p text:style-name="P3"><text:span text:style-name="T2">Когда нужно хранить информацию в отсортированном порядке. Множества и мультимножества отсортированы по значению. Отображения упорядочивают свои элементы по ключам, обеспечивая быстрый поиск по заданному ключу.</text:span></text:p>
      <text:p text:style-name="P3"><text:span text:style-name="T2"/></text:p>
      <text:p text:style-name="P4"><text:span text:style-name="T2">2. </text:span><text:span text:style-name="T5">Каким требованиям должна удовлетворять качественная хэш-функция?</text:span></text:p>
      <text:p text:style-name="P3"><text:span text:style-name="T2">Хэш-функция должна быть детерминирована - одинаковый результат для одинаковых входных данных; ее скорость не должна зависеть от размера массива; она должна быть равномерна.</text:span></text:p>
      <text:p text:style-name="P3"><text:span text:style-name="T2"/></text:p>
      <text:p text:style-name="P4"><text:span text:style-name="T2">3. </text:span><text:span text:style-name="T5">Из-за чего в хэш-таблицах воникают коллизии и как можно их разрешать?</text:span></text:p>
      <text:p text:style-name="P3"><text:span text:style-name="T2">Коллизии возникают из-за недостаточно хорошо детерменированной или равномерной хэш-функции. Решаются коллизии двумя способами: метод цепочек - каждая ячейка становится списком, когда записываются элементы с одинаковым хэшем; метод открытой адресации - новый элемент, создавший коллизию, помещается в первую свободную ячейку.</text:span></text:p>
      <text:p text:style-name="P3"><text:span text:style-name="T2"/></text:p>
      <text:p text:style-name="P4"><text:span text:style-name="T2">4. </text:span><text:span text:style-name="T5">Почему сложность основных операций хэш-таблиц в худшем случае </text:span><text:span text:style-name="T3">O(N)?</text:span></text:p>
      <text:p text:style-name="P3"><text:span text:style-name="T2">В самом лучшем случае любая операция выполянется за константное время, т.к. элемент лежит в слоте, приписанном конкретному хэшу. Если существуют коллизии, то в данном слоте хранится некоторый список из элементов и для доступа к какому-то конкретному элементу придется пробежать этот список.</text:span></text:p>
      <text:p text:style-name="P3"><text:span text:style-name="T2"/></text:p>
      <text:p text:style-name="P2"><text:span text:style-name="T2">5. </text:span><text:span text:style-name="T5">В чем заключается преимущество интерфейсов контейнера </text:span><text:span text:style-name="T3">Boost.Multiindex?</text:span></text:p>
      <text:p text:style-name="P3"><text:span text:style-name="T2">Boost.multiindex позволяет пользоваться различными интерфейсами над определенным набором данных для разных задач. В каком-то случае может быть удобен set, в каком-то vector, в другом hash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Verdana" svg:font-family="Verdana, BlinkMacSystemFont, apple-system, 'segoe ui', Roboto, Oxygen, Ubuntu, Cantarell, 'open sans', 'helvetica neue', sans-serif"/>
    <style:font-face style:name="monospace" svg:font-family="monospace, 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9T21:33:49.345000000</meta:creation-date>
    <dc:date>2022-02-24T14:43:38.963000000</dc:date>
    <meta:editing-duration>PT15M42S</meta:editing-duration>
    <meta:editing-cycles>5</meta:editing-cycles>
    <meta:generator>LibreOffice/7.1.0.3$Windows_X86_64 LibreOffice_project/f6099ecf3d29644b5008cc8f48f42f4a40986e4c</meta:generator>
    <meta:document-statistic meta:table-count="0" meta:image-count="0" meta:object-count="0" meta:page-count="1" meta:paragraph-count="11" meta:word-count="205" meta:character-count="1574" meta:non-whitespace-character-count="1379"/>
  </office:meta>
</office:document-meta>
</file>